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60000001FE57A0AD4310F6DDB.png" manifest:media-type="image/png"/>
  <manifest:file-entry manifest:full-path="Pictures/10000201000000A1000000B39CD570CC69C39227.png" manifest:media-type="image/png"/>
  <manifest:file-entry manifest:full-path="Pictures/10000000000000E40000001A2DB93C3690C44712.png" manifest:media-type="image/png"/>
  <manifest:file-entry manifest:full-path="Pictures/100002010000025D0000001A2A7D9F74F8918481.png" manifest:media-type="image/png"/>
  <manifest:file-entry manifest:full-path="Pictures/100002010000016E000000A40744B9D249638E9C.png" manifest:media-type="image/png"/>
  <manifest:file-entry manifest:full-path="Pictures/10000201000000B3000000FAD0E50E833CE065EC.png" manifest:media-type="image/png"/>
  <manifest:file-entry manifest:full-path="Pictures/100002010000025D0000017445B752D93E7B5BBA.png" manifest:media-type="image/png"/>
  <manifest:file-entry manifest:full-path="Pictures/10000201000000C70000001A494718A46015601B.png" manifest:media-type="image/png"/>
  <manifest:file-entry manifest:full-path="Pictures/100000000000009E0000003AE888418810A4C36F.png" manifest:media-type="image/png"/>
  <manifest:file-entry manifest:full-path="Pictures/100000000000023D000000BB2042238DE6745065.png" manifest:media-type="image/png"/>
  <manifest:file-entry manifest:full-path="Pictures/10000201000001000000007C8B2AA9D5213CEA01.png" manifest:media-type="image/png"/>
  <manifest:file-entry manifest:full-path="Pictures/10000201000000BF000000558852BB1F155DE4C2.png" manifest:media-type="image/png"/>
  <manifest:file-entry manifest:full-path="Pictures/100002010000014F00000015AA9222618FD318D6.png" manifest:media-type="image/png"/>
  <manifest:file-entry manifest:full-path="Pictures/10000201000000B20000008366E6104BEEF40FDE.png" manifest:media-type="image/png"/>
  <manifest:file-entry manifest:full-path="Pictures/10000201000001D40000008543F4B4E91D582152.png" manifest:media-type="image/png"/>
  <manifest:file-entry manifest:full-path="Pictures/10000201000001120000018EEC9ADFA430208FAB.png" manifest:media-type="image/png"/>
  <manifest:file-entry manifest:full-path="Pictures/10000201000000D2000000C0CD1DE10051633629.png" manifest:media-type="image/png"/>
  <manifest:file-entry manifest:full-path="Pictures/100002010000021C000000D19B2A634D43AFB5E2.png" manifest:media-type="image/png"/>
  <manifest:file-entry manifest:full-path="Pictures/100002010000021E0000005B218C9D1A7C90BB2E.png" manifest:media-type="image/png"/>
  <manifest:file-entry manifest:full-path="Pictures/10000201000000D00000004E029C0DB87E32511B.png" manifest:media-type="image/png"/>
  <manifest:file-entry manifest:full-path="Pictures/100002010000009E00000099AFC164D25C5D13BF.png" manifest:media-type="image/png"/>
  <manifest:file-entry manifest:full-path="Pictures/10000000000002120000003C99B2CBA0866EEDD3.png" manifest:media-type="image/png"/>
  <manifest:file-entry manifest:full-path="Pictures/10000000000001980000008CADDB6C81BBDA6AA2.png" manifest:media-type="image/png"/>
  <manifest:file-entry manifest:full-path="Pictures/10000201000000480000001A5AE0F5543F6A6046.png" manifest:media-type="image/png"/>
  <manifest:file-entry manifest:full-path="Pictures/1000020100000177000000C9460BD557AE9EAC3F.png" manifest:media-type="image/png"/>
  <manifest:file-entry manifest:full-path="Pictures/10000201000000FE000001111B30A5BAAD55164E.png" manifest:media-type="image/png"/>
  <manifest:file-entry manifest:full-path="Pictures/10000201000000B9000000BE996845718C974BA4.png" manifest:media-type="image/png"/>
  <manifest:file-entry manifest:full-path="Pictures/100002010000005A0000001AEE87085343730A51.png" manifest:media-type="image/png"/>
  <manifest:file-entry manifest:full-path="Pictures/10000201000000A0000000A26A33C7A7FB001039.png" manifest:media-type="image/png"/>
  <manifest:file-entry manifest:full-path="Pictures/100002010000025D0000010613D3B96E46D82651.png" manifest:media-type="image/png"/>
  <manifest:file-entry manifest:full-path="Pictures/100002010000009F0000003637DF42BE05E646B3.png" manifest:media-type="image/png"/>
  <manifest:file-entry manifest:full-path="Pictures/100002010000009D0000009751465763F38C2919.png" manifest:media-type="image/png"/>
  <manifest:file-entry manifest:full-path="Pictures/10000201000001ED0000001B3F20430CC397EAA8.png" manifest:media-type="image/png"/>
  <manifest:file-entry manifest:full-path="Pictures/1000020100000102000000E53466D0A668DFC74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3ab6c" officeooo:paragraph-rsid="00479198"/>
    </style:style>
    <style:style style:name="P34" style:family="paragraph" style:parent-style-name="Text_20_body">
      <style:text-properties officeooo:rsid="0023ab6c" officeooo:paragraph-rsid="00495d34"/>
    </style:style>
    <style:style style:name="P35" style:family="paragraph" style:parent-style-name="Text_20_body">
      <style:text-properties officeooo:rsid="0025a519" officeooo:paragraph-rsid="0025a519"/>
    </style:style>
    <style:style style:name="P36" style:family="paragraph" style:parent-style-name="Text_20_body">
      <style:text-properties officeooo:rsid="0025a519" officeooo:paragraph-rsid="003de61d"/>
    </style:style>
    <style:style style:name="P37" style:family="paragraph" style:parent-style-name="Text_20_body">
      <style:text-properties fo:font-style="normal" officeooo:rsid="0022c7dc" officeooo:paragraph-rsid="0022c7dc" style:font-style-asian="normal" style:font-style-complex="normal"/>
    </style:style>
    <style:style style:name="P38" style:family="paragraph" style:parent-style-name="Text_20_body">
      <style:text-properties officeooo:rsid="00268898" officeooo:paragraph-rsid="00268898"/>
    </style:style>
    <style:style style:name="P39" style:family="paragraph" style:parent-style-name="Text_20_body">
      <style:text-properties officeooo:rsid="00268898" officeooo:paragraph-rsid="0038fea6"/>
    </style:style>
    <style:style style:name="P40" style:family="paragraph" style:parent-style-name="Text_20_body">
      <style:text-properties officeooo:rsid="0027e40e" officeooo:paragraph-rsid="0027e40e"/>
    </style:style>
    <style:style style:name="P41" style:family="paragraph" style:parent-style-name="Text_20_body">
      <style:text-properties officeooo:rsid="0027e40e" officeooo:paragraph-rsid="0044fd69"/>
    </style:style>
    <style:style style:name="P42" style:family="paragraph" style:parent-style-name="Text_20_body">
      <style:text-properties officeooo:rsid="0035c2d2" officeooo:paragraph-rsid="0035c2d2"/>
    </style:style>
    <style:style style:name="P43" style:family="paragraph" style:parent-style-name="Text_20_body">
      <style:text-properties officeooo:rsid="003663a3" officeooo:paragraph-rsid="003663a3"/>
    </style:style>
    <style:style style:name="P44" style:family="paragraph" style:parent-style-name="Text_20_body">
      <style:text-properties officeooo:rsid="0025f20b" officeooo:paragraph-rsid="0037f7ff"/>
    </style:style>
    <style:style style:name="P45" style:family="paragraph" style:parent-style-name="Text_20_body">
      <style:text-properties officeooo:rsid="0038fea6" officeooo:paragraph-rsid="0038fea6"/>
    </style:style>
    <style:style style:name="P46" style:family="paragraph" style:parent-style-name="Text_20_body">
      <style:text-properties officeooo:rsid="0038fea6" officeooo:paragraph-rsid="00479198"/>
    </style:style>
    <style:style style:name="P47" style:family="paragraph" style:parent-style-name="Text_20_body">
      <style:text-properties officeooo:rsid="00464eb9" officeooo:paragraph-rsid="00464eb9"/>
    </style:style>
    <style:style style:name="P48" style:family="paragraph" style:parent-style-name="Text_20_body">
      <style:text-properties officeooo:rsid="00464eb9" officeooo:paragraph-rsid="00479198"/>
    </style:style>
    <style:style style:name="P49" style:family="paragraph" style:parent-style-name="Text_20_body">
      <style:text-properties officeooo:rsid="0048d1b2" officeooo:paragraph-rsid="0048d1b2"/>
    </style:style>
    <style:style style:name="P50" style:family="paragraph" style:parent-style-name="Text_20_body">
      <style:paragraph-properties fo:margin-top="0cm" fo:margin-bottom="0cm" loext:contextual-spacing="false"/>
      <style:text-properties officeooo:paragraph-rsid="001861d6"/>
    </style:style>
    <style:style style:name="P51"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Horizontal_20_Line">
      <style:text-properties officeooo:rsid="00268898"/>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officeooo:paragraph-rsid="001861d6"/>
    </style:style>
    <style:style style:name="P63" style:family="paragraph" style:parent-style-name="Heading_20_1">
      <style:paragraph-properties fo:margin-top="0cm" fo:margin-bottom="0cm" loext:contextual-spacing="false"/>
      <style:text-properties officeooo:rsid="0022c7dc" officeooo:paragraph-rsid="0022c7dc"/>
    </style:style>
    <style:style style:name="P64" style:family="paragraph" style:parent-style-name="Heading_20_1">
      <style:paragraph-properties fo:margin-top="0cm" fo:margin-bottom="0cm" loext:contextual-spacing="false"/>
      <style:text-properties officeooo:rsid="0022c7dc" officeooo:paragraph-rsid="00234fc2"/>
    </style:style>
    <style:style style:name="P65" style:family="paragraph" style:parent-style-name="Heading_20_1">
      <style:paragraph-properties fo:margin-top="0cm" fo:margin-bottom="0cm" loext:contextual-spacing="false"/>
      <style:text-properties officeooo:rsid="0022c7dc" officeooo:paragraph-rsid="0023ab6c"/>
    </style:style>
    <style:style style:name="P66" style:family="paragraph" style:parent-style-name="Heading_20_1">
      <style:paragraph-properties fo:margin-top="0cm" fo:margin-bottom="0cm" loext:contextual-spacing="false"/>
      <style:text-properties officeooo:rsid="0022c7dc" officeooo:paragraph-rsid="0038fea6"/>
    </style:style>
    <style:style style:name="P67" style:family="paragraph" style:parent-style-name="Heading_20_1">
      <style:paragraph-properties fo:margin-top="0cm" fo:margin-bottom="0cm" loext:contextual-spacing="false"/>
      <style:text-properties officeooo:rsid="00268898" officeooo:paragraph-rsid="00268898"/>
    </style:style>
    <style:style style:name="P68" style:family="paragraph" style:parent-style-name="Heading_20_1">
      <style:paragraph-properties fo:margin-top="0cm" fo:margin-bottom="0cm" loext:contextual-spacing="false"/>
      <style:text-properties officeooo:rsid="0038fea6" officeooo:paragraph-rsid="0038fea6"/>
    </style:style>
    <style:style style:name="P69"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70" style:family="paragraph" style:parent-style-name="Heading_20_2">
      <style:text-properties officeooo:paragraph-rsid="0035c2d2"/>
    </style:style>
    <style:style style:name="P71" style:family="paragraph" style:parent-style-name="Heading_20_2">
      <style:text-properties officeooo:paragraph-rsid="0037f7ff"/>
    </style:style>
    <style:style style:name="P72" style:family="paragraph" style:parent-style-name="Heading_20_2">
      <style:text-properties officeooo:paragraph-rsid="0038fea6"/>
    </style:style>
    <style:style style:name="P73" style:family="paragraph" style:parent-style-name="Heading_20_2">
      <style:text-properties officeooo:rsid="0038fea6" officeooo:paragraph-rsid="0038fea6"/>
    </style:style>
    <style:style style:name="P74" style:family="paragraph" style:parent-style-name="Heading_20_2">
      <style:text-properties officeooo:paragraph-rsid="0025a519"/>
    </style:style>
    <style:style style:name="P75" style:family="paragraph" style:parent-style-name="Heading_20_2">
      <style:text-properties officeooo:paragraph-rsid="00479198"/>
    </style:style>
    <style:style style:name="P76" style:family="paragraph" style:parent-style-name="Heading_20_3">
      <style:text-properties officeooo:paragraph-rsid="0023ab6c"/>
    </style:style>
    <style:style style:name="P77" style:family="paragraph" style:parent-style-name="Heading_20_3">
      <style:text-properties officeooo:paragraph-rsid="003de61d"/>
    </style:style>
    <style:style style:name="P78" style:family="paragraph" style:parent-style-name="Heading_20_3">
      <style:text-properties officeooo:paragraph-rsid="0027e40e"/>
    </style:style>
    <style:style style:name="P79" style:family="paragraph" style:parent-style-name="Heading_20_3">
      <style:text-properties officeooo:rsid="0027e40e" officeooo:paragraph-rsid="0027e40e"/>
    </style:style>
    <style:style style:name="P80" style:family="paragraph" style:parent-style-name="Heading_20_3">
      <style:text-properties officeooo:paragraph-rsid="004e51ff"/>
    </style:style>
    <style:style style:name="P81" style:family="paragraph" style:parent-style-name="Heading_20_3">
      <style:text-properties officeooo:rsid="002e70c0" officeooo:paragraph-rsid="004e51ff"/>
    </style:style>
    <style:style style:name="P82" style:family="paragraph" style:parent-style-name="Heading_20_4">
      <style:text-properties officeooo:paragraph-rsid="004e51ff"/>
    </style:style>
    <style:style style:name="P83" style:family="paragraph" style:parent-style-name="Horizontal_20_Line">
      <style:text-properties officeooo:paragraph-rsid="004e51ff"/>
    </style:style>
    <style:style style:name="P84" style:family="paragraph" style:parent-style-name="Horizontal_20_Line">
      <style:text-properties officeooo:rsid="0023ab6c" officeooo:paragraph-rsid="004e51ff"/>
    </style:style>
    <style:style style:name="P85" style:family="paragraph" style:parent-style-name="Standard">
      <style:text-properties officeooo:rsid="0023ab6c" officeooo:paragraph-rsid="0023ab6c"/>
    </style:style>
    <style:style style:name="P86" style:family="paragraph" style:parent-style-name="Text_20_body">
      <style:text-properties officeooo:rsid="00350c2e" officeooo:paragraph-rsid="004e51ff"/>
    </style:style>
    <style:style style:name="P87" style:family="paragraph" style:parent-style-name="Text_20_body">
      <style:text-properties officeooo:rsid="002e70c0" officeooo:paragraph-rsid="004e51ff"/>
    </style:style>
    <style:style style:name="P88" style:family="paragraph" style:parent-style-name="Text_20_body">
      <style:text-properties officeooo:paragraph-rsid="004e51ff"/>
    </style:style>
    <style:style style:name="P89" style:family="paragraph" style:parent-style-name="Text_20_body">
      <style:text-properties officeooo:rsid="0023ab6c" officeooo:paragraph-rsid="0023ab6c"/>
    </style:style>
    <style:style style:name="P90" style:family="paragraph" style:parent-style-name="Text_20_body">
      <style:text-properties officeooo:rsid="03558c00" officeooo:paragraph-rsid="004e51ff"/>
    </style:style>
    <style:style style:name="P91" style:family="paragraph" style:parent-style-name="Text_20_body">
      <style:text-properties officeooo:rsid="00295fd4" officeooo:paragraph-rsid="004e51ff"/>
    </style:style>
    <style:style style:name="P92" style:family="paragraph" style:parent-style-name="Text_20_body">
      <style:text-properties officeooo:rsid="03547769" officeooo:paragraph-rsid="004e51ff"/>
    </style:style>
    <style:style style:name="T1" style:family="text">
      <style:text-properties officeooo:rsid="004df35d"/>
    </style:style>
    <style:style style:name="T2" style:family="text">
      <style:text-properties officeooo:rsid="0022c7dc"/>
    </style:style>
    <style:style style:name="T3" style:family="text">
      <style:text-properties fo:font-style="normal" style:font-style-asian="normal" style:font-style-complex="normal"/>
    </style:style>
    <style:style style:name="T4" style:family="text">
      <style:text-properties fo:font-style="normal" officeooo:rsid="0022c7dc" style:font-style-asian="normal" style:font-style-complex="normal"/>
    </style:style>
    <style:style style:name="T5" style:family="text">
      <style:text-properties fo:font-style="normal" officeooo:rsid="0019e394" style:font-style-asian="normal" style:font-style-complex="normal"/>
    </style:style>
    <style:style style:name="T6" style:family="text">
      <style:text-properties fo:font-style="normal" officeooo:rsid="0021b33b" style:font-style-asian="normal" style:font-style-complex="normal"/>
    </style:style>
    <style:style style:name="T7" style:family="text">
      <style:text-properties fo:font-style="normal" officeooo:rsid="00351f82" style:font-style-asian="normal" style:font-style-complex="normal"/>
    </style:style>
    <style:style style:name="T8" style:family="text">
      <style:text-properties officeooo:rsid="00234fc2"/>
    </style:style>
    <style:style style:name="T9" style:family="text">
      <style:text-properties officeooo:rsid="0023ab6c"/>
    </style:style>
    <style:style style:name="T10" style:family="text">
      <style:text-properties officeooo:rsid="0027e40e"/>
    </style:style>
    <style:style style:name="T11" style:family="text">
      <style:text-properties officeooo:rsid="0035c2d2"/>
    </style:style>
    <style:style style:name="T12" style:family="text">
      <style:text-properties officeooo:rsid="0038fea6"/>
    </style:style>
    <style:style style:name="T13" style:family="text">
      <style:text-properties officeooo:rsid="003adb77"/>
    </style:style>
    <style:style style:name="T14" style:family="text">
      <style:text-properties officeooo:rsid="003b50a7"/>
    </style:style>
    <style:style style:name="T15" style:family="text">
      <style:text-properties officeooo:rsid="0044fd69"/>
    </style:style>
    <style:style style:name="T16" style:family="text">
      <style:text-properties officeooo:rsid="00495d34"/>
    </style:style>
    <style:style style:name="T17" style:family="text">
      <style:text-properties officeooo:rsid="004ab9e7"/>
    </style:style>
    <style:style style:name="T18" style:family="text">
      <style:text-properties officeooo:rsid="004e51ff"/>
    </style:style>
    <style:style style:name="T19"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0" style:family="text">
      <style:text-properties officeooo:rsid="002e70c0"/>
    </style:style>
    <style:style style:name="T21" style:family="text">
      <style:text-properties officeooo:rsid="0354776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1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Text Editor</text:p>
          </text:index-title>
          <text:p text:style-name="P55"><text:a xlink:type="simple" xlink:href="#__RefHeading___Toc248_279447375" text:style-name="Index_20_Link" text:visited-style-name="Index_20_Link">Text Editor<text:tab/>3</text:a></text:p>
          <text:p text:style-name="P55"><text:a xlink:type="simple" xlink:href="#__RefHeading___Toc12099_1842909222" text:style-name="Index_20_Link" text:visited-style-name="Index_20_Link">Header - File Menu<text:tab/>3</text:a></text:p>
          <text:p text:style-name="P56"><text:a xlink:type="simple" xlink:href="#__RefHeading___Toc12101_1842909222" text:style-name="Index_20_Link" text:visited-style-name="Index_20_Link">New Text<text:tab/>4</text:a></text:p>
          <text:p text:style-name="P56"><text:a xlink:type="simple" xlink:href="#__RefHeading___Toc12103_1842909222" text:style-name="Index_20_Link" text:visited-style-name="Index_20_Link">Open Text<text:tab/>4</text:a></text:p>
          <text:p text:style-name="P56"><text:a xlink:type="simple" xlink:href="#__RefHeading___Toc1056_1818693667" text:style-name="Index_20_Link" text:visited-style-name="Index_20_Link">Reload<text:tab/>4</text:a></text:p>
          <text:p text:style-name="P56"><text:a xlink:type="simple" xlink:href="#__RefHeading___Toc12107_1842909222" text:style-name="Index_20_Link" text:visited-style-name="Index_20_Link">Save<text:tab/>4</text:a></text:p>
          <text:p text:style-name="P56"><text:a xlink:type="simple" xlink:href="#__RefHeading___Toc12109_1842909222" text:style-name="Index_20_Link" text:visited-style-name="Index_20_Link">Save As<text:tab/>4</text:a></text:p>
          <text:p text:style-name="P56"><text:a xlink:type="simple" xlink:href="#__RefHeading___Toc12111_1842909222" text:style-name="Index_20_Link" text:visited-style-name="Index_20_Link">Run Script<text:tab/>4</text:a></text:p>
          <text:p text:style-name="P56"><text:a xlink:type="simple" xlink:href="#__RefHeading___Toc12113_1842909222" text:style-name="Index_20_Link" text:visited-style-name="Index_20_Link">Templates<text:tab/>4</text:a></text:p>
          <text:p text:style-name="P56"><text:a xlink:type="simple" xlink:href="#__RefHeading___Toc1058_1818693667" text:style-name="Index_20_Link" text:visited-style-name="Index_20_Link">Redraw Timer<text:tab/>4</text:a></text:p>
          <text:p text:style-name="P56"><text:a xlink:type="simple" xlink:href="#__RefHeading___Toc1060_1818693667" text:style-name="Index_20_Link" text:visited-style-name="Index_20_Link">Debug Menu<text:tab/>4</text:a></text:p>
          <text:p text:style-name="P56"><text:a xlink:type="simple" xlink:href="#__RefHeading___Toc1062_1818693667" text:style-name="Index_20_Link" text:visited-style-name="Index_20_Link">Reload Scripts<text:tab/>5</text:a></text:p>
          <text:p text:style-name="P55"><text:a xlink:type="simple" xlink:href="#__RefHeading___Toc12115_1842909222" text:style-name="Index_20_Link" text:visited-style-name="Index_20_Link">Header - View Menu<text:tab/>5</text:a></text:p>
          <text:p text:style-name="P56"><text:a xlink:type="simple" xlink:href="#__RefHeading___Toc12117_1842909222" text:style-name="Index_20_Link" text:visited-style-name="Index_20_Link">Properties<text:tab/>5</text:a></text:p>
          <text:p text:style-name="P56"><text:a xlink:type="simple" xlink:href="#__RefHeading___Toc12119_1842909222" text:style-name="Index_20_Link" text:visited-style-name="Index_20_Link">Top of File<text:tab/>5</text:a></text:p>
          <text:p text:style-name="P56"><text:a xlink:type="simple" xlink:href="#__RefHeading___Toc12121_1842909222" text:style-name="Index_20_Link" text:visited-style-name="Index_20_Link">Bottom of File<text:tab/>5</text:a></text:p>
          <text:p text:style-name="P56"><text:a xlink:type="simple" xlink:href="#__RefHeading___Toc1064_1818693667" text:style-name="Index_20_Link" text:visited-style-name="Index_20_Link">Area<text:tab/>5</text:a></text:p>
          <text:p text:style-name="P57"><text:a xlink:type="simple" xlink:href="#__RefHeading___Toc559_3501098584" text:style-name="Index_20_Link" text:visited-style-name="Index_20_Link">Horizontal Split<text:tab/>5</text:a></text:p>
          <text:p text:style-name="P57"><text:a xlink:type="simple" xlink:href="#__RefHeading___Toc561_3501098584" text:style-name="Index_20_Link" text:visited-style-name="Index_20_Link">Vertical Split<text:tab/>5</text:a></text:p>
          <text:p text:style-name="P57"><text:a xlink:type="simple" xlink:href="#__RefHeading___Toc563_3501098584" text:style-name="Index_20_Link" text:visited-style-name="Index_20_Link">Duplicate Area into new Window<text:tab/>5</text:a></text:p>
          <text:p text:style-name="P57"><text:a xlink:type="simple" xlink:href="#__RefHeading___Toc565_3501098584" text:style-name="Index_20_Link" text:visited-style-name="Index_20_Link">Toggle Maximize Area<text:tab/>5</text:a></text:p>
          <text:p text:style-name="P57"><text:a xlink:type="simple" xlink:href="#__RefHeading___Toc567_3501098584" text:style-name="Index_20_Link" text:visited-style-name="Index_20_Link">Toggle Fullscreen Area<text:tab/>5</text:a></text:p>
          <text:p text:style-name="P55"><text:a xlink:type="simple" xlink:href="#__RefHeading___Toc12127_1842909222" text:style-name="Index_20_Link" text:visited-style-name="Index_20_Link">Header - Edit Menu<text:tab/>6</text:a></text:p>
          <text:p text:style-name="P56"><text:a xlink:type="simple" xlink:href="#__RefHeading___Toc12133_1842909222" text:style-name="Index_20_Link" text:visited-style-name="Index_20_Link">Cut<text:tab/>6</text:a></text:p>
          <text:p text:style-name="P56"><text:a xlink:type="simple" xlink:href="#__RefHeading___Toc12135_1842909222" text:style-name="Index_20_Link" text:visited-style-name="Index_20_Link">Copy<text:tab/>6</text:a></text:p>
          <text:p text:style-name="P56"><text:a xlink:type="simple" xlink:href="#__RefHeading___Toc12137_1842909222" text:style-name="Index_20_Link" text:visited-style-name="Index_20_Link">Paste<text:tab/>6</text:a></text:p>
          <text:p text:style-name="P56"><text:a xlink:type="simple" xlink:href="#__RefHeading___Toc12139_1842909222" text:style-name="Index_20_Link" text:visited-style-name="Index_20_Link">Duplicate Line<text:tab/>6</text:a></text:p>
          <text:p text:style-name="P56"><text:a xlink:type="simple" xlink:href="#__RefHeading___Toc12141_1842909222" text:style-name="Index_20_Link" text:visited-style-name="Index_20_Link">Move Line up<text:tab/>6</text:a></text:p>
          <text:p text:style-name="P56"><text:a xlink:type="simple" xlink:href="#__RefHeading___Toc12143_1842909222" text:style-name="Index_20_Link" text:visited-style-name="Index_20_Link">Move Line down<text:tab/>6</text:a></text:p>
          <text:p text:style-name="P56"><text:a xlink:type="simple" xlink:href="#__RefHeading___Toc1066_1818693667" text:style-name="Index_20_Link" text:visited-style-name="Index_20_Link">Select Text<text:tab/>6</text:a></text:p>
          <text:p text:style-name="P56"><text:a xlink:type="simple" xlink:href="#__RefHeading___Toc1069_1818693667" text:style-name="Index_20_Link" text:visited-style-name="Index_20_Link">Delete<text:tab/>6</text:a></text:p>
          <text:p text:style-name="P56"><text:a xlink:type="simple" xlink:href="#__RefHeading___Toc12145_1842909222" text:style-name="Index_20_Link" text:visited-style-name="Index_20_Link">Select all<text:tab/>7</text:a></text:p>
          <text:p text:style-name="P56"><text:a xlink:type="simple" xlink:href="#__RefHeading___Toc12147_1842909222" text:style-name="Index_20_Link" text:visited-style-name="Index_20_Link">Select Line<text:tab/>7</text:a></text:p>
          <text:p text:style-name="P56"><text:a xlink:type="simple" xlink:href="#__RefHeading___Toc12153_1842909222" text:style-name="Index_20_Link" text:visited-style-name="Index_20_Link">Go to Line<text:tab/>7</text:a></text:p>
          <text:p text:style-name="P56"><text:a xlink:type="simple" xlink:href="#__RefHeading___Toc12155_1842909222" text:style-name="Index_20_Link" text:visited-style-name="Index_20_Link">Find<text:tab/>7</text:a></text:p>
          <text:p text:style-name="P56"><text:a xlink:type="simple" xlink:href="#__RefHeading___Toc1362_3683398787" text:style-name="Index_20_Link" text:visited-style-name="Index_20_Link">Find &amp; Set Selection<text:tab/>7</text:a></text:p>
          <text:p text:style-name="P56"><text:a xlink:type="simple" xlink:href="#__RefHeading___Toc12157_1842909222" text:style-name="Index_20_Link" text:visited-style-name="Index_20_Link">Text Auto Complete<text:tab/>7</text:a></text:p>
          <text:p text:style-name="P56"><text:a xlink:type="simple" xlink:href="#__RefHeading___Toc12159_1842909222" text:style-name="Index_20_Link" text:visited-style-name="Index_20_Link">Text to 3D Object<text:tab/>7</text:a></text:p>
          <text:p text:style-name="P57"><text:a xlink:type="simple" xlink:href="#__RefHeading___Toc672_845480703" text:style-name="Index_20_Link" text:visited-style-name="Index_20_Link">One Object<text:tab/>7</text:a></text:p>
          <text:p text:style-name="P57"><text:a xlink:type="simple" xlink:href="#__RefHeading___Toc674_845480703" text:style-name="Index_20_Link" text:visited-style-name="Index_20_Link">One Object Per Line<text:tab/>7</text:a></text:p>
          <text:p text:style-name="P55"><text:a xlink:type="simple" xlink:href="#__RefHeading___Toc1075_1818693667" text:style-name="Index_20_Link" text:visited-style-name="Index_20_Link">Header - Format Menu<text:tab/>7</text:a></text:p>
          <text:p text:style-name="P56"><text:a xlink:type="simple" xlink:href="#__RefHeading___Toc1077_1818693667" text:style-name="Index_20_Link" text:visited-style-name="Index_20_Link">Indent<text:tab/>7</text:a></text:p>
          <text:p text:style-name="P56"><text:a xlink:type="simple" xlink:href="#__RefHeading___Toc1079_1818693667" text:style-name="Index_20_Link" text:visited-style-name="Index_20_Link">Unindent<text:tab/>8</text:a></text:p>
          <text:p text:style-name="P56"><text:a xlink:type="simple" xlink:href="#__RefHeading___Toc1081_1818693667" text:style-name="Index_20_Link" text:visited-style-name="Index_20_Link">Comment<text:tab/>8</text:a></text:p>
          <text:p text:style-name="P56"><text:a xlink:type="simple" xlink:href="#__RefHeading___Toc1083_1818693667" text:style-name="Index_20_Link" text:visited-style-name="Index_20_Link">Uncomment<text:tab/>8</text:a></text:p>
          <text:p text:style-name="P56"><text:a xlink:type="simple" xlink:href="#__RefHeading___Toc3047_3221042823" text:style-name="Index_20_Link" text:visited-style-name="Index_20_Link">Toggle comments<text:tab/>8</text:a></text:p>
          <text:p text:style-name="P56"><text:a xlink:type="simple" xlink:href="#__RefHeading___Toc1085_1818693667" text:style-name="Index_20_Link" text:visited-style-name="Index_20_Link">Whitespaces to Spaces<text:tab/>8</text:a></text:p>
          <text:p text:style-name="P56"><text:a xlink:type="simple" xlink:href="#__RefHeading___Toc1087_1818693667" text:style-name="Index_20_Link" text:visited-style-name="Index_20_Link">Whitespaces to Tabs<text:tab/>8</text:a></text:p>
          <text:p text:style-name="P55"><text:a xlink:type="simple" xlink:href="#__RefHeading___Toc676_845480703" text:style-name="Index_20_Link" text:visited-style-name="Index_20_Link">Header - Tools<text:tab/>8</text:a></text:p>
          <text:p text:style-name="P56"><text:a xlink:type="simple" xlink:href="#__RefHeading___Toc4081_2550043972" text:style-name="Index_20_Link" text:visited-style-name="Index_20_Link">Text Prop<text:tab/>8</text:a></text:p>
          <text:p text:style-name="P57"><text:soft-page-break/><text:a xlink:type="simple" xlink:href="#__RefHeading___Toc4083_2550043972" text:style-name="Index_20_Link" text:visited-style-name="Index_20_Link">List of text files<text:tab/>8</text:a></text:p>
          <text:p text:style-name="P61"><text:a xlink:type="simple" xlink:href="#__RefHeading___Toc813_3494759742" text:style-name="Index_20_Link" text:visited-style-name="Index_20_Link">Search form<text:tab/>8</text:a></text:p>
          <text:p text:style-name="P57"><text:a xlink:type="simple" xlink:href="#__RefHeading___Toc4085_2550043972" text:style-name="Index_20_Link" text:visited-style-name="Index_20_Link">Text Edit Box<text:tab/>8</text:a></text:p>
          <text:p text:style-name="P57"><text:a xlink:type="simple" xlink:href="#__RefHeading___Toc4087_2550043972" text:style-name="Index_20_Link" text:visited-style-name="Index_20_Link">Unlink Datablock<text:tab/>9</text:a></text:p>
          <text:p text:style-name="P57"><text:a xlink:type="simple" xlink:href="#__RefHeading___Toc817_3494759742" text:style-name="Index_20_Link" text:visited-style-name="Index_20_Link">File selector menu<text:tab/>9</text:a></text:p>
          <text:p text:style-name="P61"><text:a xlink:type="simple" xlink:href="#__RefHeading___Toc4089_2550043972" text:style-name="Index_20_Link" text:visited-style-name="Index_20_Link">New<text:tab/>9</text:a></text:p>
          <text:p text:style-name="P61"><text:a xlink:type="simple" xlink:href="#__RefHeading___Toc4091_2550043972" text:style-name="Index_20_Link" text:visited-style-name="Index_20_Link">Duplicate<text:tab/>9</text:a></text:p>
          <text:p text:style-name="P61"><text:a xlink:type="simple" xlink:href="#__RefHeading___Toc3763_3288610003" text:style-name="Index_20_Link" text:visited-style-name="Index_20_Link">Unlink Datablock<text:tab/>9</text:a></text:p>
          <text:p text:style-name="P61"><text:a xlink:type="simple" xlink:href="#__RefHeading___Toc821_3494759742" text:style-name="Index_20_Link" text:visited-style-name="Index_20_Link">Fake User<text:tab/>9</text:a></text:p>
          <text:p text:style-name="P61"><text:a xlink:type="simple" xlink:href="#__RefHeading___Toc823_3494759742" text:style-name="Index_20_Link" text:visited-style-name="Index_20_Link">Open Image<text:tab/>9</text:a></text:p>
          <text:p text:style-name="P61"><text:a xlink:type="simple" xlink:href="#__RefHeading___Toc825_3494759742" text:style-name="Index_20_Link" text:visited-style-name="Index_20_Link">Unpack Item<text:tab/>9</text:a></text:p>
          <text:p text:style-name="P61"><text:a xlink:type="simple" xlink:href="#__RefHeading___Toc827_3494759742" text:style-name="Index_20_Link" text:visited-style-name="Index_20_Link">User<text:tab/>9</text:a></text:p>
          <text:p text:style-name="P56"><text:a xlink:type="simple" xlink:href="#__RefHeading___Toc696_845480703" text:style-name="Index_20_Link" text:visited-style-name="Index_20_Link">Run Script<text:tab/>9</text:a></text:p>
          <text:p text:style-name="P56"><text:a xlink:type="simple" xlink:href="#__RefHeading___Toc698_845480703" text:style-name="Index_20_Link" text:visited-style-name="Index_20_Link">Register<text:tab/>10</text:a></text:p>
          <text:p text:style-name="P56"><text:a xlink:type="simple" xlink:href="#__RefHeading___Toc820_4151865056" text:style-name="Index_20_Link" text:visited-style-name="Index_20_Link">Info String<text:tab/>10</text:a></text:p>
          <text:p text:style-name="P57"><text:a xlink:type="simple" xlink:href="#__RefHeading___Toc34928_1150587680" text:style-name="Index_20_Link" text:visited-style-name="Index_20_Link">Show Line Numbers, Wrap and Syntax Highlight<text:tab/>10</text:a></text:p>
          <text:p text:style-name="P55"><text:a xlink:type="simple" xlink:href="#__RefHeading___Toc822_4151865056" text:style-name="Index_20_Link" text:visited-style-name="Index_20_Link">Tool Shelf<text:tab/>10</text:a></text:p>
          <text:p text:style-name="P56"><text:a xlink:type="simple" xlink:href="#__RefHeading___Toc824_4151865056" text:style-name="Index_20_Link" text:visited-style-name="Index_20_Link">Properties Panel<text:tab/>10</text:a></text:p>
          <text:p text:style-name="P57"><text:a xlink:type="simple" xlink:href="#__RefHeading___Toc826_4151865056" text:style-name="Index_20_Link" text:visited-style-name="Index_20_Link">Highlight<text:tab/>10</text:a></text:p>
          <text:p text:style-name="P57"><text:a xlink:type="simple" xlink:href="#__RefHeading___Toc828_4151865056" text:style-name="Index_20_Link" text:visited-style-name="Index_20_Link">Live Edit<text:tab/>10</text:a></text:p>
          <text:p text:style-name="P57"><text:a xlink:type="simple" xlink:href="#__RefHeading___Toc830_4151865056" text:style-name="Index_20_Link" text:visited-style-name="Index_20_Link">Font Size<text:tab/>10</text:a></text:p>
          <text:p text:style-name="P57"><text:a xlink:type="simple" xlink:href="#__RefHeading___Toc832_4151865056" text:style-name="Index_20_Link" text:visited-style-name="Index_20_Link">Tab width<text:tab/>10</text:a></text:p>
          <text:p text:style-name="P57"><text:a xlink:type="simple" xlink:href="#__RefHeading___Toc836_4151865056" text:style-name="Index_20_Link" text:visited-style-name="Index_20_Link">Show Margin<text:tab/>10</text:a></text:p>
          <text:p text:style-name="P57"><text:a xlink:type="simple" xlink:href="#__RefHeading___Toc838_4151865056" text:style-name="Index_20_Link" text:visited-style-name="Index_20_Link">Margin Column<text:tab/>11</text:a></text:p>
          <text:p text:style-name="P56"><text:a xlink:type="simple" xlink:href="#__RefHeading___Toc840_4151865056" text:style-name="Index_20_Link" text:visited-style-name="Index_20_Link">Find &amp; Replace Panel<text:tab/>11</text:a></text:p>
          <text:p text:style-name="P57"><text:a xlink:type="simple" xlink:href="#__RefHeading___Toc842_4151865056" text:style-name="Index_20_Link" text:visited-style-name="Index_20_Link">Find Edit Box<text:tab/>11</text:a></text:p>
          <text:p text:style-name="P57"><text:a xlink:type="simple" xlink:href="#__RefHeading___Toc844_4151865056" text:style-name="Index_20_Link" text:visited-style-name="Index_20_Link">Find set selected<text:tab/>11</text:a></text:p>
          <text:p text:style-name="P57"><text:a xlink:type="simple" xlink:href="#__RefHeading___Toc846_4151865056" text:style-name="Index_20_Link" text:visited-style-name="Index_20_Link">Find Next<text:tab/>11</text:a></text:p>
          <text:p text:style-name="P57"><text:a xlink:type="simple" xlink:href="#__RefHeading___Toc848_4151865056" text:style-name="Index_20_Link" text:visited-style-name="Index_20_Link">Replace Edit Box<text:tab/>11</text:a></text:p>
          <text:p text:style-name="P57"><text:a xlink:type="simple" xlink:href="#__RefHeading___Toc850_4151865056" text:style-name="Index_20_Link" text:visited-style-name="Index_20_Link">Replace set selected<text:tab/>11</text:a></text:p>
          <text:p text:style-name="P57"><text:a xlink:type="simple" xlink:href="#__RefHeading___Toc852_4151865056" text:style-name="Index_20_Link" text:visited-style-name="Index_20_Link">Replace<text:tab/>11</text:a></text:p>
          <text:p text:style-name="P57"><text:a xlink:type="simple" xlink:href="#__RefHeading___Toc1235_1346529767" text:style-name="Index_20_Link" text:visited-style-name="Index_20_Link">Replace all<text:tab/>11</text:a></text:p>
          <text:p text:style-name="P57"><text:a xlink:type="simple" xlink:href="#__RefHeading___Toc854_4151865056" text:style-name="Index_20_Link" text:visited-style-name="Index_20_Link">Match case<text:tab/>12</text:a></text:p>
          <text:p text:style-name="P57"><text:a xlink:type="simple" xlink:href="#__RefHeading___Toc856_4151865056" text:style-name="Index_20_Link" text:visited-style-name="Index_20_Link">Wrap<text:tab/>12</text:a></text:p>
          <text:p text:style-name="P57"><text:a xlink:type="simple" xlink:href="#__RefHeading___Toc858_4151865056" text:style-name="Index_20_Link" text:visited-style-name="Index_20_Link">All<text:tab/>12</text:a></text:p>
          <text:p text:style-name="P55"><text:a xlink:type="simple" xlink:href="#__RefHeading___Toc1071_1818693667" text:style-name="Index_20_Link" text:visited-style-name="Index_20_Link">Footer<text:tab/>12</text:a></text:p>
          <text:p text:style-name="P56"><text:a xlink:type="simple" xlink:href="#__RefHeading___Toc1073_1818693667" text:style-name="Index_20_Link" text:visited-style-name="Index_20_Link">Info String<text:tab/>12</text:a></text:p>
          <text:p text:style-name="P55"><text:a xlink:type="simple" xlink:href="#__RefHeading___Toc2923_4094895016" text:style-name="Index_20_Link" text:visited-style-name="Index_20_Link">Context menu<text:tab/>12</text:a></text:p>
          <text:p text:style-name="P56"><text:a xlink:type="simple" xlink:href="#__RefHeading___Toc3049_3221042823" text:style-name="Index_20_Link" text:visited-style-name="Index_20_Link">Cut<text:tab/>12</text:a></text:p>
          <text:p text:style-name="P56"><text:a xlink:type="simple" xlink:href="#__RefHeading___Toc12135_18429092221" text:style-name="Index_20_Link" text:visited-style-name="Index_20_Link">Copy<text:tab/>12</text:a></text:p>
          <text:p text:style-name="P56"><text:a xlink:type="simple" xlink:href="#__RefHeading___Toc12137_18429092221" text:style-name="Index_20_Link" text:visited-style-name="Index_20_Link">Paste<text:tab/>12</text:a></text:p>
          <text:p text:style-name="P56"><text:a xlink:type="simple" xlink:href="#__RefHeading___Toc12141_18429092221" text:style-name="Index_20_Link" text:visited-style-name="Index_20_Link">Move Line up<text:tab/>13</text:a></text:p>
          <text:p text:style-name="P56"><text:a xlink:type="simple" xlink:href="#__RefHeading___Toc12143_18429092221" text:style-name="Index_20_Link" text:visited-style-name="Index_20_Link">Move Line down<text:tab/>13</text:a></text:p>
          <text:p text:style-name="P56"><text:a xlink:type="simple" xlink:href="#__RefHeading___Toc3051_3221042823" text:style-name="Index_20_Link" text:visited-style-name="Index_20_Link">Indent<text:tab/>13</text:a></text:p>
          <text:p text:style-name="P56"><text:a xlink:type="simple" xlink:href="#__RefHeading___Toc1079_18186936671" text:style-name="Index_20_Link" text:visited-style-name="Index_20_Link">Unindent<text:tab/>13</text:a></text:p>
          <text:p text:style-name="P56"><text:a xlink:type="simple" xlink:href="#__RefHeading___Toc3053_3221042823" text:style-name="Index_20_Link" text:visited-style-name="Index_20_Link">Toggle comments<text:tab/>13</text:a></text:p>
          <text:p text:style-name="P56"><text:a xlink:type="simple" xlink:href="#__RefHeading___Toc3055_3221042823" text:style-name="Index_20_Link" text:visited-style-name="Index_20_Link">Text Auto Complete<text:tab/>13</text:a></text:p>
        </text:index-body>
      </text:table-of-content>
      <text:p text:style-name="Standard"/>
      <text:p text:style-name="P13"/>
      <text:p text:style-name="P2"/>
      <table:table table:name="Tabelle1" table:style-name="Tabelle1">
        <table:table-column table:style-name="Tabelle1.A"/>
        <table:table-row table:style-name="TableLine2455262764960">
          <table:table-cell table:style-name="Tabelle1.A1" office:value-type="string">
            <text:h text:style-name="P62" text:outline-level="1"><text:bookmark-start text:name="__RefHeading___Toc248_279447375"/>Text Editor<text:bookmark-end text:name="__RefHeading___Toc248_279447375"/></text:h>
          </table:table-cell>
        </table:table-row>
      </table:table>
      <text:p text:style-name="P50"/>
      <text:p text:style-name="Text_20_body"><text:span text:style-name="Emphasis"><text:span text:style-name="T4">The </text:span></text:span><text:span text:style-name="Emphasis"><text:span text:style-name="T3">Text Editor</text:span></text:span><text:span text:style-name="Emphasis"><text:span text:style-name="T4"> </text:span></text:span><text:span text:style-name="T5">is mainly used to write scripts</text:span><text:span text:style-name="T4">. A</text:span><text:span text:style-name="T5">nd so the functionality orients towards this useage.</text:span><text:span text:style-name="T4"> But you can also use it to </text:span><text:span text:style-name="T7">write any text. To </text:span><text:span text:style-name="T4">store some notes for the scene</text:span><text:span text:style-name="T7"> for example</text:span><text:span text:style-name="T4">. See Tip below.</text:span></text:p>
      <text:p text:style-name="P37">When you don't have a file loaded then the header content is rather small.</text:p>
      <text:p text:style-name="P20"><draw:frame draw:style-name="fr8" draw:name="Bild1" text:anchor-type="as-char" svg:width="9.31cm" svg:height="0.529cm" draw:z-index="0"><draw:image xlink:href="Pictures/10000201000002260000001FE57A0AD4310F6DDB.png" xlink:type="simple" xlink:show="embed" xlink:actuate="onLoad" loext:mime-type="image/png"/><svg:title>../_images/Extensions-Python-Text-editor-Default-Toolbar.jpg</svg:title></draw:frame><text:s/></text:p>
      <text:p text:style-name="P20"><text:s/>Once you <text:span text:style-name="T2">create a new file, or load a file</text:span>, you <text:span text:style-name="T2">will see the toolbar change, and reveal further functionality.</text:span></text:p>
      <text:p text:style-name="P20"><draw:frame draw:style-name="fr7" draw:name="Bild2" text:anchor-type="as-char" svg:width="10.239cm" svg:height="0.439cm" draw:z-index="1"><draw:image xlink:href="Pictures/100002010000025D0000001A2A7D9F74F8918481.png" xlink:type="simple" xlink:show="embed" xlink:actuate="onLoad" loext:mime-type="image/png"/><svg:title>../_images/Extensions-Python-Text-editor-Toolbar-with-file-open.jpg</svg:title></draw:frame><text:s/></text:p>
      <text:p text:style-name="P21">Some<text:span text:style-name="T2"> text related</text:span> functionality can also be found in the tool shelf at the <text:span text:style-name="T13">right</text:span>.</text:p>
      <text:p text:style-name="P21"><draw:frame draw:style-name="fr6" draw:name="Bild3" text:anchor-type="paragraph" svg:width="10.67cm" svg:height="6.56cm" draw:z-index="2"><draw:image xlink:href="Pictures/100002010000025D0000017445B752D93E7B5BB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style-name="TableLine2455262768288">
          <table:table-cell table:style-name="Tabelle2.A1" office:value-type="string">
            <text:p text:style-name="P51">Tip</text:p>
          </table:table-cell>
        </table:table-row>
        <table:table-row table:style-name="TableLine2455262765472">
          <table:table-cell table:style-name="Tabelle2.A2" office:value-type="string">
            <text:p text:style-name="P20"><text:span text:style-name="T3">A </text:span><text:span text:style-name="Emphasis"><text:span text:style-name="T3">Text</text:span></text:span><text:span text:style-name="T3"> window can be used to write in a </text:span><text:span text:style-name="Source_20_Text"><text:span text:style-name="T3">README</text:span></text:span><text:span text:style-name="T3"> text explaining the contents of your blend file. Be sure to keep it visible when saving!</text:span><text:span text:style-name="T6"> And be sure to tell the receiver to activate Load UI to display the text file then.</text:span><text:span text:style-name="T4"> Bforartists has Load UI deactivated by default.</text:span></text:p>
          </table:table-cell>
        </table:table-row>
      </table:table>
      <text:p text:style-name="P20"/>
      <table:table table:name="Tabelle3" table:style-name="Tabelle3">
        <table:table-column table:style-name="Tabelle3.A"/>
        <table:table-row table:style-name="TableLine2455262763936">
          <table:table-cell table:style-name="Tabelle3.A1" office:value-type="string">
            <text:h text:style-name="P63"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201000000A1000000B39CD570CC69C39227.png" xlink:type="simple" xlink:show="embed" xlink:actuate="onLoad" loext:mime-type="image/png"/></draw:frame><draw:frame draw:style-name="fr2" draw:name="Bild22" text:anchor-type="paragraph" svg:y="0.347cm" svg:width="3.03cm" svg:height="4.23cm" draw:z-index="17"><draw:image xlink:href="Pictures/10000201000000B3000000FAD0E50E833CE065EC.png" xlink:type="simple" xlink:show="embed" xlink:actuate="onLoad" loext:mime-type="image/png"/></draw:frame></text:p>
      <text:p text:style-name="P4">The File menu contains the load and save functionality. But also some Python and OSL templates.<text:span text:style-name="T11">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70"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1">current active </text:span>text file from hard disk.</text:p>
      <text:p text:style-name="P43"><draw:frame draw:style-name="fr2" draw:name="Bild28" text:anchor-type="paragraph" svg:y="0.12cm" svg:width="5.05cm" svg:height="0.66cm" draw:z-index="22"><draw:image xlink:href="Pictures/10000201000000C70000001A494718A46015601B.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8">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5" draw:name="Bild5" text:anchor-type="paragraph" svg:width="10.111cm" svg:height="3.3cm" draw:z-index="4"><draw:image xlink:href="Pictures/100000000000023D000000BB2042238DE6745065.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2" draw:name="Bild24" text:anchor-type="paragraph" svg:y="0.757cm" svg:width="6.189cm" svg:height="2.78cm" draw:z-index="18"><draw:image xlink:href="Pictures/100002010000016E000000A40744B9D249638E9C.png" xlink:type="simple" xlink:show="embed" xlink:actuate="onLoad" loext:mime-type="image/png"/></draw:frame><text:bookmark-start text:name="__RefHeading___Toc1058_1818693667"/>Redraw Timer<text:bookmark-end text:name="__RefHeading___Toc1058_1818693667"/></text:h>
      <text:p text:style-name="P42">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2"><draw:frame draw:style-name="fr2" draw:name="Bild27" text:anchor-type="paragraph" svg:y="0.319cm" svg:width="4.339cm" svg:height="2.101cm" draw:z-index="21"><draw:image xlink:href="Pictures/10000201000001000000007C8B2AA9D5213CEA01.png" xlink:type="simple" xlink:show="embed" xlink:actuate="onLoad" loext:mime-type="image/png"/></draw:frame><draw:frame draw:style-name="fr4" draw:name="Bild26" text:anchor-type="paragraph" svg:x="10.597cm" svg:y="0.406cm" svg:width="3.23cm" svg:height="1.439cm" draw:z-index="20"><draw:image xlink:href="Pictures/10000201000000BF000000558852BB1F155DE4C2.png" xlink:type="simple" xlink:show="embed" xlink:actuate="onLoad" loext:mime-type="image/png"/></draw:frame>Another development tool. Set the debug level.</text:p>
      <text:p text:style-name="P42"><draw:frame draw:style-name="fr4" draw:name="Bild25" text:anchor-type="paragraph" svg:x="0.088cm" svg:y="-0.009cm" svg:width="8.511cm" svg:height="0.529cm" draw:z-index="19"><draw:image xlink:href="Pictures/100002010000014F00000015AA9222618FD318D6.png" xlink:type="simple" xlink:show="embed" xlink:actuate="onLoad" loext:mime-type="image/png"/></draw:frame></text:p>
      <text:h text:style-name="P70" text:outline-level="2"><text:bookmark-start text:name="__RefHeading___Toc1062_1818693667"/><text:soft-page-break/>Reload<text:span text:style-name="T11"> Scripts</text:span><text:bookmark-end text:name="__RefHeading___Toc1062_1818693667"/></text:h>
      <text:p text:style-name="P42">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style-name="TableLine2455262758560">
          <table:table-cell table:style-name="Tabelle4.A1" office:value-type="string">
            <text:h text:style-name="P64" text:outline-level="1"><text:bookmark-start text:name="__RefHeading___Toc12115_1842909222"/>Header - <text:span text:style-name="T8">View</text:span> Menu<text:bookmark-end text:name="__RefHeading___Toc12115_1842909222"/></text:h>
          </table:table-cell>
        </table:table-row>
      </table:table>
      <text:p text:style-name="P5"><draw:frame draw:style-name="fr5" draw:name="Bild6" text:anchor-type="paragraph" svg:width="3.009cm" svg:height="2.221cm" draw:z-index="5"><draw:image xlink:href="Pictures/10000201000000B20000008366E6104BEEF40FDE.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2" draw:name="Bild29" text:anchor-type="paragraph" svg:y="0.723cm" svg:width="7.92cm" svg:height="2.251cm" draw:z-index="23"><draw:image xlink:href="Pictures/10000201000001D40000008543F4B4E91D582152.png" xlink:type="simple" xlink:show="embed" xlink:actuate="onLoad" loext:mime-type="image/png"/></draw:frame><text:bookmark-start text:name="__RefHeading___Toc1064_1818693667"/>Area<text:bookmark-end text:name="__RefHeading___Toc1064_1818693667"/></text:h>
      <text:p text:style-name="P44">Area is a menu with window related settings.</text:p>
      <text:h text:style-name="Heading_20_3" text:outline-level="3"><text:bookmark-start text:name="__RefHeading___Toc559_3501098584"/>Horizontal Split<text:bookmark-end text:name="__RefHeading___Toc559_3501098584"/></text:h>
      <text:p text:style-name="P44">Splits the editor horizontally into two editors.</text:p>
      <text:h text:style-name="Heading_20_3" text:outline-level="3"><text:bookmark-start text:name="__RefHeading___Toc561_3501098584"/>Vertical Split<text:bookmark-end text:name="__RefHeading___Toc561_3501098584"/></text:h>
      <text:p text:style-name="P44">Splits the editor vertically into two editors.</text:p>
      <text:h text:style-name="Heading_20_3" text:outline-level="3"><text:bookmark-start text:name="__RefHeading___Toc563_3501098584"/>Duplicate Area into new Window<text:bookmark-end text:name="__RefHeading___Toc563_3501098584"/></text:h>
      <text:p text:style-name="P44">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style-name="TableLine2455262761120">
          <table:table-cell table:style-name="Tabelle5.A1" office:value-type="string">
            <text:h text:style-name="P65" text:outline-level="1"><text:bookmark-start text:name="__RefHeading___Toc12127_1842909222"/>Header - <text:span text:style-name="T9">Edit</text:span> Menu<text:bookmark-end text:name="__RefHeading___Toc12127_1842909222"/></text:h>
          </table:table-cell>
        </table:table-row>
      </table:table>
      <text:p text:style-name="P7"><draw:frame draw:style-name="fr2" draw:name="Bild7" text:anchor-type="paragraph" svg:y="0.563cm" svg:width="4.641cm" svg:height="6.74cm" draw:z-index="6"><draw:image xlink:href="Pictures/10000201000001120000018EEC9ADFA430208FAB.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 cursor position.</text:p>
      <text:h text:style-name="Heading_20_2" text:outline-level="2"><text:bookmark-start text:name="__RefHeading___Toc12139_1842909222"/>Duplicate Line<text:bookmark-end text:name="__RefHeading___Toc12139_1842909222"/></text:h>
      <text:p text:style-name="P30">Duplicates the line where the Text cursor currently is.</text:p>
      <text:h text:style-name="Heading_20_2" text:outline-level="2"><text:bookmark-start text:name="__RefHeading___Toc12141_1842909222"/>Move Line up<text:bookmark-end text:name="__RefHeading___Toc12141_1842909222"/></text:h>
      <text:p text:style-name="P30">Moves the line where the Text cursor is one line up.</text:p>
      <text:h text:style-name="Heading_20_2" text:outline-level="2"><text:bookmark-start text:name="__RefHeading___Toc12143_1842909222"/>Move Line down<text:bookmark-end text:name="__RefHeading___Toc12143_1842909222"/></text:h>
      <text:p text:style-name="P30">Moves the line where the Text cursor is one line down.</text:p>
      <text:h text:style-name="P71" text:outline-level="2"><draw:frame draw:style-name="fr2" draw:name="Bild8" text:anchor-type="paragraph" svg:y="0.923cm" svg:width="9.14cm" svg:height="3.54cm" draw:z-index="7"><draw:image xlink:href="Pictures/100002010000021C000000D19B2A634D43AFB5E2.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 cursor. The buttons should be self explaining. And usually you use the hotkeys for this functionality.</text:p>
      <text:p text:style-name="P31"/>
      <text:h text:style-name="P72" text:outline-level="2"><draw:frame draw:style-name="fr2" draw:name="Bild30" text:anchor-type="paragraph" svg:y="0.471cm" svg:width="9.179cm" svg:height="1.54cm" draw:z-index="24"><draw:image xlink:href="Pictures/100002010000021E0000005B218C9D1A7C90BB2E.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 cursor. And usually you use the hotkeys for this functionality.</text:p>
      <text:p text:style-name="P31"/>
      <text:p text:style-name="P31"/>
      <text:h text:style-name="P71"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 cursor. currently is</text:p>
      <text:h text:style-name="P73" text:outline-level="2"><draw:frame draw:style-name="fr5" draw:name="Bild10" text:anchor-type="paragraph" svg:width="3.521cm" svg:height="1.319cm" draw:z-index="8"><draw:image xlink:href="Pictures/10000201000000D00000004E029C0DB87E32511B.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2"> and jump to this line then.</text:span></text:p>
      <text:h text:style-name="Heading_20_2" text:outline-level="2"><draw:frame draw:style-name="fr2" draw:name="Bild11" text:anchor-type="paragraph" svg:y="0.344cm" svg:width="2.671cm" svg:height="2.589cm" draw:z-index="9"><draw:image xlink:href="Pictures/100002010000009E00000099AFC164D25C5D13BF.png" xlink:type="simple" xlink:show="embed" xlink:actuate="onLoad" loext:mime-type="image/png"/></draw:frame><text:bookmark-start text:name="__RefHeading___Toc12155_1842909222"/>Find<text:bookmark-end text:name="__RefHeading___Toc12155_1842909222"/></text:h>
      <text:p text:style-name="P34">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9">Finds and selects the next text element that matches with the current selection.<text:span text:style-name="T16">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30">Auto Complete tries to complete your text input.</text:p>
      <text:h text:style-name="Heading_20_2" text:outline-level="2"><draw:frame draw:style-name="fr2" draw:name="Bild13" text:anchor-type="paragraph" svg:y="0.577cm" svg:width="9.35cm" svg:height="1.06cm" draw:z-index="11"><draw:image xlink:href="Pictures/10000000000002120000003C99B2CBA0866EEDD3.png" xlink:type="simple" xlink:show="embed" xlink:actuate="onLoad" loext:mime-type="image/png"/></draw:frame><text:bookmark-start text:name="__RefHeading___Toc12159_1842909222"/>Text to 3D Object<text:bookmark-end text:name="__RefHeading___Toc12159_1842909222"/></text:h>
      <text:p text:style-name="P30"><draw:frame draw:style-name="fr2" draw:name="Bild12" text:anchor-type="paragraph" svg:y="0.891cm" svg:width="7.19cm" svg:height="2.469cm" draw:z-index="10"><draw:image xlink:href="Pictures/10000000000001980000008CADDB6C81BBDA6AA2.png" xlink:type="simple" xlink:show="embed" xlink:actuate="onLoad" loext: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style-name="TableLine2455262783904">
          <table:table-cell table:style-name="Tabelle10.A1" office:value-type="string">
            <text:h text:style-name="P66" text:outline-level="1"><text:bookmark-start text:name="__RefHeading___Toc1075_1818693667"/>Header - <text:span text:style-name="T12">Format</text:span> Menu<text:bookmark-end text:name="__RefHeading___Toc1075_1818693667"/></text:h>
          </table:table-cell>
        </table:table-row>
      </table:table>
      <text:p text:style-name="P10"/>
      <text:p text:style-name="P16"><draw:frame draw:style-name="fr5" draw:name="Bild31" text:anchor-type="paragraph" svg:width="3.56cm" svg:height="3.251cm" draw:z-index="26"><draw:image xlink:href="Pictures/10000201000000D2000000C0CD1DE10051633629.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5">Indents the text. Python requires proper indentation.</text:p>
      <text:h text:style-name="Heading_20_2" text:outline-level="2"><text:bookmark-start text:name="__RefHeading___Toc1079_1818693667"/><text:soft-page-break/>Unindent<text:bookmark-end text:name="__RefHeading___Toc1079_1818693667"/></text:h>
      <text:p text:style-name="P45">Unindents the text.</text:p>
      <text:h text:style-name="Heading_20_2" text:outline-level="2"><text:bookmark-start text:name="__RefHeading___Toc1081_1818693667"/>Comment<text:bookmark-end text:name="__RefHeading___Toc1081_1818693667"/></text:h>
      <text:p text:style-name="P45">Comments the text out. For Python usually with a # sign.</text:p>
      <text:h text:style-name="Heading_20_2" text:outline-level="2"><text:bookmark-start text:name="__RefHeading___Toc1083_1818693667"/>Uncomment<text:bookmark-end text:name="__RefHeading___Toc1083_1818693667"/></text:h>
      <text:p text:style-name="P45">Uncomments commented text.</text:p>
      <text:h text:style-name="Heading_20_2" text:outline-level="2"><text:bookmark-start text:name="__RefHeading___Toc3047_3221042823"/>Toggle comments<text:bookmark-end text:name="__RefHeading___Toc3047_3221042823"/></text:h>
      <text:p text:style-name="P47">Toggles the comments.</text:p>
      <text:h text:style-name="Heading_20_2" text:outline-level="2"><text:bookmark-start text:name="__RefHeading___Toc1085_1818693667"/>Whitespaces to Spaces<text:bookmark-end text:name="__RefHeading___Toc1085_1818693667"/></text:h>
      <text:p text:style-name="P45">Converts Whitespaces in the text to Spaces.</text:p>
      <text:h text:style-name="Heading_20_2" text:outline-level="2"><text:bookmark-start text:name="__RefHeading___Toc1087_1818693667"/>Whitespaces to Tabs<text:bookmark-end text:name="__RefHeading___Toc1087_1818693667"/></text:h>
      <text:p text:style-name="P45">Converts Whitespaces in the text to Tabs.</text:p>
      <text:p text:style-name="P16"/>
      <text:p text:style-name="P10"/>
      <table:table table:name="Tabelle6" table:style-name="Tabelle6">
        <table:table-column table:style-name="Tabelle6.A"/>
        <table:table-row table:style-name="TableLine2455262774176">
          <table:table-cell table:style-name="Tabelle6.A1" office:value-type="string">
            <text:h text:style-name="P65" text:outline-level="1"><text:bookmark-start text:name="__RefHeading___Toc676_845480703"/>Header - <text:span text:style-name="T9">Tools</text:span><text:bookmark-end text:name="__RefHeading___Toc676_845480703"/></text:h>
          </table:table-cell>
        </table:table-row>
      </table:table>
      <text:p text:style-name="P7"/>
      <text:p text:style-name="P8"><draw:frame draw:style-name="fr4" draw:name="Bild14" text:anchor-type="paragraph" svg:x="14.743cm" svg:y="0.199cm" svg:width="4.02cm" svg:height="0.46cm" draw:z-index="12"><draw:image xlink:href="Pictures/10000000000000E40000001A2DB93C3690C44712.png" xlink:type="simple" xlink:show="embed" xlink:actuate="onLoad" loext:mime-type="image/png"/></draw:frame>The Header tools provides you with quick access functionality.</text:p>
      <text:p text:style-name="P8"/>
      <text:p text:style-name="P8"/>
      <text:h text:style-name="Heading_20_2" text:outline-level="2"><draw:frame draw:style-name="fr2" draw:name="Bild34" text:anchor-type="paragraph" svg:y="0.109cm" svg:width="6.35cm" svg:height="3.401cm" draw:z-index="29"><draw:image xlink:href="Pictures/1000020100000177000000C9460BD557AE9EAC3F.png" xlink:type="simple" xlink:show="embed" xlink:actuate="onLoad" loext: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80" text:outline-level="3"><text:bookmark-start text:name="__RefHeading___Toc4083_2550043972"/>List of <draw:frame draw:style-name="fr1" draw:name="Bild35" text:anchor-type="char" svg:width="4.3cm" svg:height="4.62cm" draw:z-index="30"><draw:image xlink:href="Pictures/10000201000000FE000001111B30A5BAAD55164E.png" xlink:type="simple" xlink:show="embed" xlink:actuate="onLoad" loext:mime-type="image/png"/></draw:frame><text:span text:style-name="T19">text files</text:span><text:bookmark-end text:name="__RefHeading___Toc4083_2550043972"/></text:h>
      <text:p text:style-name="P87">This is a list of the images in the scene. This list allows you to switch to other images.</text:p>
      <text:h text:style-name="P82" text:outline-level="4"><text:bookmark-start text:name="__RefHeading___Toc813_3494759742"/>Search form<text:bookmark-end text:name="__RefHeading___Toc813_3494759742"/></text:h>
      <text:p text:style-name="P86">Search for specific images.</text:p>
      <text:h text:style-name="P80" text:outline-level="3"><text:bookmark-start text:name="__RefHeading___Toc4085_2550043972"/><text:span text:style-name="T18">Text</text:span> Edit Box<text:bookmark-end text:name="__RefHeading___Toc4085_2550043972"/></text:h>
      <text:p text:style-name="P88"><text:span text:style-name="T20">Read the name of the currently selected </text:span><text:span text:style-name="T18">text</text:span><text:span text:style-name="T20">. And you can rename the </text:span><text:span text:style-name="T18">textfile</text:span><text:span text:style-name="T20"> here too.</text:span></text:p>
      <text:h text:style-name="P81" text:outline-level="3"><text:bookmark-start text:name="__RefHeading___Toc4087_2550043972"/><text:soft-page-break/>Unlink Datablock<text:bookmark-end text:name="__RefHeading___Toc4087_2550043972"/></text:h>
      <text:p text:style-name="P88"><text:span text:style-name="T20">This </text:span><text:span text:style-name="T18">closes</text:span><text:span text:style-name="T20"> the selected </text:span><text:span text:style-name="T18">text. Attention, different from the rest of the UI this text really vanishes immediately from the list then.</text:span></text:p>
      <text:p text:style-name="P88"/>
      <text:p text:style-name="P83"/>
      <text:h text:style-name="Heading_20_3" text:outline-level="3"><text:bookmark-start text:name="__RefHeading___Toc817_3494759742"/>File selector menu<draw:frame draw:style-name="fr1" draw:name="Bild36" text:anchor-type="char" svg:width="3.129cm" svg:height="3.221cm" draw:z-index="31"><draw:image xlink:href="Pictures/10000201000000B9000000BE996845718C974BA4.png" xlink:type="simple" xlink:show="embed" xlink:actuate="onLoad" loext: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88"><text:span text:style-name="T20">Create a new </text:span><text:span text:style-name="T18">text file</text:span><text:span text:style-name="T20">.</text:span></text:p>
      <text:h text:style-name="P82" text:outline-level="4"><text:bookmark-start text:name="__RefHeading___Toc4091_2550043972"/>Duplicate<text:bookmark-end text:name="__RefHeading___Toc4091_2550043972"/></text:h>
      <text:p text:style-name="P90">Not supported here.</text:p>
      <text:h text:style-name="P82" text:outline-level="4"><text:bookmark-start text:name="__RefHeading___Toc3763_3288610003"/>Unlink Datablock<text:bookmark-end text:name="__RefHeading___Toc3763_3288610003"/></text:h>
      <text:p text:style-name="P87">This deletes the selected image. Unfortunately not immediately. You need to save the scene and to reload it.</text:p>
      <text:p text:style-name="P87">And you need to make sure that it is not linked to anything else. A mesh or a fake user for example. Have a look if there is a number besides the F button. When this is the case then the image has still a user, and so still loads with loading the scene.</text:p>
      <text:h text:style-name="P82" text:outline-level="4"><text:bookmark-start text:name="__RefHeading___Toc821_3494759742"/>Fake User<text:bookmark-end text:name="__RefHeading___Toc821_3494759742"/></text:h>
      <text:p text:style-name="P87">Wit this button you assign a fake user to this selected image.</text:p>
      <text:p text:style-name="P8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2" text:outline-level="4"><text:bookmark-start text:name="__RefHeading___Toc823_3494759742"/><text:span text:style-name="T20">Open</text:span> Image<text:bookmark-end text:name="__RefHeading___Toc823_3494759742"/></text:h>
      <text:p text:style-name="P91">Opens the file browser to load an image.</text:p>
      <text:h text:style-name="P82" text:outline-level="4"><text:bookmark-start text:name="__RefHeading___Toc825_3494759742"/>Unpack<text:span text:style-name="T18"> Item</text:span><text:bookmark-end text:name="__RefHeading___Toc825_3494759742"/></text:h>
      <text:p text:style-name="P92">Unpack packed files to a directory.</text:p>
      <text:h text:style-name="P82" text:outline-level="4"><text:bookmark-start text:name="__RefHeading___Toc827_3494759742"/>User<text:bookmark-end text:name="__RefHeading___Toc827_3494759742"/></text:h>
      <text:p text:style-name="P92">The number of users that uses this data. Data with a user number of 0 will be removed with closing Bforartists.</text:p>
      <text:p text:style-name="P84"/>
      <text:h text:style-name="P74" text:outline-level="2"><text:bookmark-start text:name="__RefHeading___Toc696_845480703"/>Run Script<draw:frame draw:style-name="fr1" draw:name="Bild15" text:anchor-type="char" svg:width="1.52cm" svg:height="0.439cm" draw:z-index="32"><draw:image xlink:href="Pictures/100002010000005A0000001AEE87085343730A51.png" xlink:type="simple" xlink:show="embed" xlink:actuate="onLoad" loext:mime-type="image/png"/></draw:frame><text:bookmark-end text:name="__RefHeading___Toc696_845480703"/></text:h>
      <text:p text:style-name="P24">This button is for python or OSL scripts. It executes the script.</text:p>
      <text:h text:style-name="Heading_20_2" text:outline-level="2"><text:bookmark-start text:name="__RefHeading___Toc698_845480703"/><text:soft-page-break/>Register<text:bookmark-end text:name="__RefHeading___Toc698_845480703"/></text:h>
      <text:p text:style-name="P35">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38">Shows infos about the current text file. When it's an internal created file then it displays the String File: <text:s/>Internal. When it's an external loaded file, then the string displays the path to the location of the file.</text:p>
      <text:h text:style-name="P77" text:outline-level="3"><text:bookmark-start text:name="__RefHeading___Toc34928_1150587680"/>Show Line Numbers, Wrap and Syntax Highlight<draw:frame draw:style-name="fr1" draw:name="Bild16" text:anchor-type="char" svg:width="1.221cm" svg:height="0.439cm" draw:z-index="33"><draw:image xlink:href="Pictures/10000201000000480000001A5AE0F5543F6A6046.png" xlink:type="simple" xlink:show="embed" xlink:actuate="onLoad" loext:mime-type="image/png"/></draw:frame><text:bookmark-end text:name="__RefHeading___Toc34928_1150587680"/></text:h>
      <text:p text:style-name="P36">Show Line numbers displays a row of numbers at the left side of the text file.</text:p>
      <text:p text:style-name="P36">Wrap words wraps the text to fit into the current editor size.</text:p>
      <text:p text:style-name="P36">Syntax highlighting colors text parts fitting to the language.</text:p>
      <text:p text:style-name="P29"/>
      <table:table table:name="Tabelle7" table:style-name="Tabelle7">
        <table:table-column table:style-name="Tabelle7.A"/>
        <table:table-row table:style-name="TableLine2455262791584">
          <table:table-cell table:style-name="Tabelle7.A1" office:value-type="string">
            <text:h text:style-name="P67" text:outline-level="1"><text:bookmark-start text:name="__RefHeading___Toc822_4151865056"/>Tool Shelf<text:bookmark-end text:name="__RefHeading___Toc822_4151865056"/></text:h>
          </table:table-cell>
        </table:table-row>
      </table:table>
      <text:p text:style-name="P9"/>
      <text:p text:style-name="P11"><draw:frame draw:style-name="fr3" draw:name="Bild19" text:anchor-type="paragraph" svg:y="0.132cm" svg:width="2.731cm" svg:height="3.05cm" draw:z-index="13"><draw:image xlink:href="Pictures/10000201000000A0000000A26A33C7A7FB001039.png" xlink:type="simple" xlink:show="embed" xlink:actuate="onLoad" loext:mime-type="image/png"/></draw:frame>The Tool Shelf is the place for some options and the text search panel.</text:p>
      <text:p text:style-name="P11"/>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8">Highlights the line where the text cursor is.</text:p>
      <text:h text:style-name="Heading_20_3" text:outline-level="3"><text:bookmark-start text:name="__RefHeading___Toc828_4151865056"/>Live Edit<text:bookmark-end text:name="__RefHeading___Toc828_4151865056"/></text:h>
      <text:p text:style-name="P38">Updates the script while editing.</text:p>
      <text:h text:style-name="Heading_20_3" text:outline-level="3"><text:bookmark-start text:name="__RefHeading___Toc830_4151865056"/>Font Size<text:bookmark-end text:name="__RefHeading___Toc830_4151865056"/></text:h>
      <text:p text:style-name="P38">The font size for the text editor</text:p>
      <text:h text:style-name="Heading_20_3" text:outline-level="3"><text:bookmark-start text:name="__RefHeading___Toc832_4151865056"/>Tab width<text:bookmark-end text:name="__RefHeading___Toc832_4151865056"/></text:h>
      <text:p text:style-name="P38">Number of spaces to display tabs with. Default is four. </text:p>
      <text:h text:style-name="Heading_20_3" text:outline-level="3"><draw:frame draw:style-name="fr2" draw:name="Bild21" text:anchor-type="paragraph" svg:y="0.413cm" svg:width="10.239cm" svg:height="4.431cm" draw:z-index="15"><draw:image xlink:href="Pictures/100002010000025D0000010613D3B96E46D82651.png" xlink:type="simple" xlink:show="embed" xlink:actuate="onLoad" loext:mime-type="image/png"/></draw:frame><text:bookmark-start text:name="__RefHeading___Toc836_4151865056"/>Show Margin<text:bookmark-end text:name="__RefHeading___Toc836_4151865056"/></text:h>
      <text:p text:style-name="P40">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2" draw:name="Bild33" text:anchor-type="paragraph" svg:y="0.651cm" svg:width="2.69cm" svg:height="0.91cm" draw:z-index="28"><draw:image xlink:href="Pictures/100002010000009F0000003637DF42BE05E646B3.png" xlink:type="simple" xlink:show="embed" xlink:actuate="onLoad" loext:mime-type="image/png"/></draw:frame><text:bookmark-start text:name="__RefHeading___Toc838_4151865056"/><text:soft-page-break/>Margin Column<text:bookmark-end text:name="__RefHeading___Toc838_4151865056"/></text:h>
      <text:p text:style-name="P45">This edit box becomes visible when Show Margin is ticked.</text:p>
      <text:p text:style-name="P40"><text:span text:style-name="T12">Here you can adjust the</text:span> width from the left at which the dotted margin line should show.</text:p>
      <text:p text:style-name="P40"/>
      <text:p text:style-name="Horizontal_20_Line"/>
      <text:h text:style-name="Heading_20_2" text:outline-level="2"><draw:frame draw:style-name="fr2" draw:name="Bild20" text:anchor-type="paragraph" svg:y="0.651cm" svg:width="2.66cm" svg:height="2.559cm" draw:z-index="14"><draw:image xlink:href="Pictures/100002010000009D0000009751465763F38C2919.png" xlink:type="simple" xlink:show="embed" xlink:actuate="onLoad" loext:mime-type="image/png"/></draw:frame><text:bookmark-start text:name="__RefHeading___Toc840_4151865056"/>Find <text:span text:style-name="T17">&amp; Replace </text:span>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54"/>
      <text:h text:style-name="Heading_20_3" text:outline-level="3"><text:bookmark-start text:name="__RefHeading___Toc842_4151865056"/>Find Edit Box<text:bookmark-end text:name="__RefHeading___Toc842_4151865056"/></text:h>
      <text:p text:style-name="P40">Here you can type in the string that you want to search.</text:p>
      <text:h text:style-name="Heading_20_3" text:outline-level="3"><text:bookmark-start text:name="__RefHeading___Toc844_4151865056"/>Find set selected<text:bookmark-end text:name="__RefHeading___Toc844_4151865056"/></text:h>
      <text:p text:style-name="P40">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40">Searches for the next matching string in the text.</text:p>
      <text:h text:style-name="P78" text:outline-level="3"><text:bookmark-start text:name="__RefHeading___Toc848_4151865056"/><text:span text:style-name="T10">Replace</text:span> Edit Box<text:bookmark-end text:name="__RefHeading___Toc848_4151865056"/></text:h>
      <text:p text:style-name="P40">Here you can type in the string that you want to replace in the text.</text:p>
      <text:h text:style-name="P78" text:outline-level="3"><text:bookmark-start text:name="__RefHeading___Toc850_4151865056"/><text:span text:style-name="T10">Replace</text:span> set selected<text:bookmark-end text:name="__RefHeading___Toc850_4151865056"/></text:h>
      <text:p text:style-name="P40">Copies the currently selected text into the Find edit box, searches for a matching string in the text, and replaces this match with the string in the Replace edit box.</text:p>
      <text:h text:style-name="P79" text:outline-level="3"><text:bookmark-start text:name="__RefHeading___Toc852_4151865056"/>Replace<text:bookmark-end text:name="__RefHeading___Toc852_4151865056"/></text:h>
      <text:p text:style-name="P40">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41">Searches for matching string<text:span text:style-name="T15">s</text:span> in the text. And replaces <text:span text:style-name="T15">them all by</text:span> the string in the Replace edit box.</text:p>
      <table:table table:name="Tabelle9" table:style-name="Tabelle9">
        <table:table-column table:style-name="Tabelle9.A"/>
        <table:table-row table:style-name="Tabelle9.1">
          <table:table-cell table:style-name="Tabelle9.A1" office:value-type="string">
            <text:p text:style-name="P53">Note</text:p>
          </table:table-cell>
        </table:table-row>
        <table:table-row table:style-name="TableLine2455262817440">
          <table:table-cell table:style-name="Tabelle9.A2" office:value-type="string">
            <text:p text:style-name="P52"><draw:frame draw:style-name="fr2" draw:name="Bild23" text:anchor-type="paragraph" svg:y="0.462cm" svg:width="2.79cm" svg:height="1.02cm" draw:z-index="16"><draw:image xlink:href="Pictures/100000000000009E0000003AE888418810A4C36F.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soft-page-break/>text cursor manually at the top of the text.</text:p>
            <text:p text:style-name="P52"/>
            <text:p text:style-name="P52">Or turn on the Wrap checkbox below.</text:p>
          </table:table-cell>
        </table:table-row>
      </table:table>
      <text:p text:style-name="P40"/>
      <text:h text:style-name="Heading_20_3" text:outline-level="3"><text:bookmark-start text:name="__RefHeading___Toc854_4151865056"/>Match case<text:bookmark-end text:name="__RefHeading___Toc854_4151865056"/></text:h>
      <text:p text:style-name="P40">When ticked then the search is Upper case sensitive.</text:p>
      <text:h text:style-name="Heading_20_3" text:outline-level="3"><text:bookmark-start text:name="__RefHeading___Toc856_4151865056"/>Wrap<text:bookmark-end text:name="__RefHeading___Toc856_4151865056"/></text:h>
      <text:p text:style-name="P40">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40">Search in all opened Text files, not just the currently active one.</text:p>
      <table:table table:name="Tabelle8" table:style-name="Tabelle8">
        <table:table-column table:style-name="Tabelle8.A"/>
        <table:table-row table:style-name="TableLine2455262816672">
          <table:table-cell table:style-name="Tabelle8.A1" office:value-type="string">
            <text:h text:style-name="P68" text:outline-level="1"><text:bookmark-start text:name="__RefHeading___Toc1071_1818693667"/>Footer<text:bookmark-end text:name="__RefHeading___Toc1071_1818693667"/></text:h>
          </table:table-cell>
        </table:table-row>
      </table:table>
      <text:p text:style-name="P15"/>
      <text:h text:style-name="P72" text:outline-level="2"><draw:frame draw:style-name="fr2" draw:name="Bild9" text:anchor-type="paragraph" svg:y="0.46cm" svg:width="8.35cm" svg:height="0.46cm" draw:z-index="25"><draw:image xlink:href="Pictures/10000201000001ED0000001B3F20430CC397EAA8.png" xlink:type="simple" xlink:show="embed" xlink:actuate="onLoad" loext:mime-type="image/png"/></draw:frame><text:bookmark-start text:name="__RefHeading___Toc1073_1818693667"/>Info String<text:bookmark-end text:name="__RefHeading___Toc1073_1818693667"/></text:h>
      <text:p text:style-name="P39"><text:span text:style-name="T12">This string s</text:span>hows infos about the current text file. </text:p>
      <text:p text:style-name="P39">When it's an internal created file then it displays the String File: <text:s/>Internal. </text:p>
      <text:p text:style-name="P39">When it's an external loaded file, then the string displays the <text:span text:style-name="T12">full </text:span>path to the location of the file.</text:p>
      <text:p text:style-name="P39"/>
      <text:p text:style-name="P39"/>
      <text:p text:style-name="P39"/>
      <table:table table:name="Tabelle11" table:style-name="Tabelle11">
        <table:table-column table:style-name="Tabelle11.A"/>
        <table:table-row table:style-name="TableLine2455262740384">
          <table:table-cell table:style-name="Tabelle11.A1" office:value-type="string">
            <text:h text:style-name="P69" text:outline-level="1"><text:bookmark-start text:name="__RefHeading___Toc2923_4094895016"/>C<text:span text:style-name="T14">ontext menu</text:span><text:bookmark-end text:name="__RefHeading___Toc2923_4094895016"/></text:h>
          </table:table-cell>
        </table:table-row>
      </table:table>
      <text:p text:style-name="P17"/>
      <text:p text:style-name="P18"><draw:frame draw:style-name="fr2" draw:name="Bild32" text:anchor-type="paragraph" svg:y="0.651cm" svg:width="4.369cm" svg:height="3.881cm" draw:z-index="27"><draw:image xlink:href="Pictures/1000020100000102000000E53466D0A668DFC745.png" xlink:type="simple" xlink:show="embed" xlink:actuate="onLoad" loext:mime-type="image/png"/></draw:frame>When you right click into the text editor then a popup menu opens up. It is to 100% made of double menu entries. </text:p>
      <text:p text:style-name="P18"/>
      <text:h text:style-name="P75" text:outline-level="2"><text:bookmark-start text:name="__RefHeading___Toc3049_3221042823"/>Cut<text:bookmark-end text:name="__RefHeading___Toc3049_3221042823"/></text:h>
      <text:p text:style-name="P33">Cuts the selected text.</text:p>
      <text:h text:style-name="P75" text:outline-level="2"><text:bookmark-start text:name="__RefHeading___Toc12135_18429092221"/>Copy<text:bookmark-end text:name="__RefHeading___Toc12135_18429092221"/></text:h>
      <text:p text:style-name="P33">Copies the selected text.</text:p>
      <text:h text:style-name="P75" text:outline-level="2"><text:bookmark-start text:name="__RefHeading___Toc12137_18429092221"/>Paste<text:bookmark-end text:name="__RefHeading___Toc12137_18429092221"/></text:h>
      <text:p text:style-name="P33">Pastes copied text at Text cursor. position.</text:p>
      <text:h text:style-name="P75" text:outline-level="2"><text:bookmark-start text:name="__RefHeading___Toc12141_18429092221"/><text:soft-page-break/>Move Line up<text:bookmark-end text:name="__RefHeading___Toc12141_18429092221"/></text:h>
      <text:p text:style-name="P33">Moves the line where the Text cursor. is one line up.</text:p>
      <text:h text:style-name="P75" text:outline-level="2"><text:bookmark-start text:name="__RefHeading___Toc12143_18429092221"/>Move Line down<text:bookmark-end text:name="__RefHeading___Toc12143_18429092221"/></text:h>
      <text:p text:style-name="P33">Moves the line where the Text cursor. is one line down.</text:p>
      <text:h text:style-name="P75" text:outline-level="2"><text:bookmark-start text:name="__RefHeading___Toc3051_3221042823"/>Indent<text:bookmark-end text:name="__RefHeading___Toc3051_3221042823"/></text:h>
      <text:p text:style-name="P46">Indents the text. Python requires proper indentation.</text:p>
      <text:h text:style-name="P75" text:outline-level="2"><text:bookmark-start text:name="__RefHeading___Toc1079_18186936671"/>Unindent<text:bookmark-end text:name="__RefHeading___Toc1079_18186936671"/></text:h>
      <text:p text:style-name="P46">Unindents the text.</text:p>
      <text:h text:style-name="P75" text:outline-level="2"><text:bookmark-start text:name="__RefHeading___Toc3053_3221042823"/>Toggle comments<text:bookmark-end text:name="__RefHeading___Toc3053_3221042823"/></text:h>
      <text:p text:style-name="P48">Toggles the comments.</text:p>
      <text:h text:style-name="P75" text:outline-level="2"><text:bookmark-start text:name="__RefHeading___Toc3055_3221042823"/>Text Auto Complete<text:bookmark-end text:name="__RefHeading___Toc3055_3221042823"/></text:h>
      <text:p text:style-name="P33">Auto Complete tries to complete your text in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1</text:span> Editors - Text Editor</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33M2S</meta:editing-duration>
    <meta:editing-cycles>51</meta:editing-cycles>
    <meta:generator>LibreOffice/6.4.7.2$Windows_X86_64 LibreOffice_project/639b8ac485750d5696d7590a72ef1b496725cfb5</meta:generator>
    <dc:date>2020-12-21T18:46:51.956000000</dc:date>
    <meta:document-statistic meta:table-count="11" meta:image-count="34" meta:object-count="0" meta:page-count="13" meta:paragraph-count="311" meta:word-count="2190" meta:character-count="11739" meta:non-whitespace-character-count="9848"/>
    <meta:template xlink:type="simple" xlink:actuate="onRequest" xlink:title="standard1cm" xlink:href="../../../../AppData/Roaming/LibreOffice/4/user/template/standard1cm.ott" meta:date="2016-03-29T10:15:31.334000000"/>
  </office:meta>
</office:document-meta>
</file>